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officeooo:rsid="0002e6e7" officeooo:paragraph-rsid="0006181e" style:font-size-asian="14pt" style:font-size-complex="14pt"/>
    </style:style>
    <style:style style:name="T1" style:family="text">
      <style:text-properties fo:font-weight="bold" officeooo:rsid="0006181e" style:font-weight-asian="bold" style:font-weight-complex="bold"/>
    </style:style>
    <style:style style:name="T2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2">$name</text:span>! <draw:frame draw:style-name="fr1" draw:name="$image" text:anchor-type="char" svg:x="14.379cm" svg:y="-0.161cm" svg:width="2.254cm" svg:height="1.353cm" draw:z-index="0"><draw:image xlink:href="Pictures/10000001000001F40000012C2AEE1757DB6C1D2A.png" xlink:type="simple" xlink:show="embed" xlink:actuate="onLoad" draw:mime-type="image/png"/></draw:frame></text:p>
      <text:p text:style-name="P1">Today is <text:span text:style-name="T1">${CurrentDate format: “dd.mm.yyyy”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08-22T17:49:33.781000000</dc:date>
    <meta:editing-duration>PT11M1S</meta:editing-duration>
    <meta:editing-cycles>5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2" meta:word-count="7" meta:character-count="57" meta:non-whitespace-character-count="51"/>
  </office:meta>
</office:document-meta>
</file>